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0.981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language="none" fo:country="none" style:language-asian="none" style:country-asian="none" style:language-complex="none" style:country-complex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color="#00aa00" style:font-name="Consolas" fo:font-size="10pt" fo:font-style="italic" style:font-name-asian="Consolas" style:font-name-complex="Consolas" style:font-size-asian="10pt" style:font-size-complex="10pt" style:font-style-asian="italic" style:font-style-complex="italic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13" office:value-type="string" calcext:value-type="string">
            <text:p><text:span text:style-name="T3">{“file_name”:image.jpg,”file_ext”:”.jpg”,”file_type”:”image/jpg”,”data”:”UuvibshHJH....”,”crop”:”base64…”,”</text:span><text:span text:style-name="T4">crop_area</text:span><text:span text:style-name="T3">”:””}</text:span></text:p>
          </table:table-cell>
          <table:table-cell table:style-name="ce3" office:value-type="string" calcext:value-type="string">
            <text:p><text:span text:style-name="T6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mited to 10 activities activity_threshold</text:p>
          </table:table-cell>
          <table:table-cell office:value-type="string" calcext:value-type="string">
            <text:p>{</text:p>
            <text:p>  "code": 200, </text:p>
            <text:p>  "data": [</text:p>
            <text:p>    {</text:p>
            <text:p>      "collection_id": "", </text:p>
            <text:p>      "description": "HariAdmin liked my post ", </text:p>
            <text:p>      "id": "5f38d30f6c5e71aea8f000dc", </text:p>
            <text:p>      "post_id": "5f1425ab0ddd3b57070d5c81", </text:p>
            <text:p>      "updated_time": "Sun, 16 Aug 2020 12:02:47 GMT", </text:p>
            <text:p>      "user": {</text:p>
            <text:p>        "following": false, </text:p>
            <text:p>        "gender": "", </text:p>
            <text:p>        "id": "5ef38c44531fe27876b53051", </text:p>
            <text:p>        "language": "en/US", </text:p>
            <text:p>        "name": "Hari Admin", </text:p>
            <text:p>        "profile_image": "", </text:p>
            <text:p>        "user_name": "admin_hari"</text:p>
            <text:p>      }</text:p>
            <text:p>    },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ew Near By</text:p>
          </table:table-cell>
          <table:table-cell office:value-type="string" calcext:value-type="string">
            <text:p>post/near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post": "5f1b24ac34e631b840e81447",”radius”:5} </text:p>
            <text:p>(or) {“location” : some location,”radius”:5}</text:p>
            <text:p>Radius is optional defaults to 10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ete a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activity_id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ete all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GET</text:p>
          </table:table-cell>
          <table:table-cell/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Reacts Around US</text:p>
          </table:table-cell>
          <table:table-cell office:value-type="string" calcext:value-type="string">
            <text:p>/reacts_aroun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location":[         79.15682170540093,         12.968412712678756       ],   "location_max_distance":10 } </text:p>
            <text:p/>
            <text:p>Location is madatory and max_distance if not give will be 10 default,returns only 10 records nearby</text:p>
            <text:p/>
            <text:p>Rankings:</text:p>
            <text:p>1)most no of comments</text:p>
            <text:p>2)most no of likes form the remaining 9 of above</text:p>
            <text:p><text:span text:style-name="T2">3)most less no of dislikes form the remaining 8 of above</text:span></text:p>
            <text:p><text:span text:style-name="T2">4) remaining 7 ordered by last updated time</text:span>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20:58:20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9-05T21:08:45.640000000</dc:date>
    <meta:editing-duration>PT8H45M58S</meta:editing-duration>
    <meta:editing-cycles>42</meta:editing-cycles>
    <meta:generator>LibreOffice/6.4.3.2$Windows_X86_64 LibreOffice_project/747b5d0ebf89f41c860ec2a39efd7cb15b54f2d8</meta:generator>
    <meta:document-statistic meta:table-count="1" meta:cell-count="214" meta:object-count="0"/>
  </office:meta>
</office:document-meta>
</file>